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25cm" fo:min-width="2.4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25cm" fo:min-width="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38cm" fo:min-width="2.501cm"/>
      <style:paragraph-properties style:writing-mode="lr-tb"/>
    </style:style>
    <style:style style:name="gr4" style:family="graphic" style:parent-style-name="objectwithoutfill">
      <style:graphic-properties svg:stroke-color="#bf0041"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2cm" fo:min-width="3.25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75cm" fo:min-width="2.1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svg:stroke-color="#bf0041" draw:marker-end="Arrowheads_20_3" draw:marker-end-width="0.3cm" draw:fill="none" draw:textarea-vertical-align="middle"/>
    </style:style>
    <style:style style:name="gr9" style:family="graphic" style:parent-style-name="standard">
      <style:graphic-properties draw:fill-color="#81aca6" draw:textarea-horizontal-align="justify" draw:textarea-vertical-align="top" draw:auto-grow-height="false" fo:min-height="1.75cm" fo:min-width="3cm"/>
      <style:paragraph-properties style:writing-mode="lr-tb"/>
    </style:style>
    <style:style style:name="gr10" style:family="graphic" style:parent-style-name="objectwithoutfill">
      <style:graphic-properties svg:stroke-color="#ff8000" draw:marker-end="Arrowheads_20_4" draw:marker-end-width="0.3cm" draw:fill="none" draw:textarea-vertical-align="middle"/>
    </style:style>
    <style:style style:name="gr11" style:family="graphic" style:parent-style-name="objectwithoutfill">
      <style:graphic-properties svg:stroke-color="#ff8000" draw:marker-end="Arrowheads_20_5" draw:marker-end-width="0.3cm" draw:fill="none" draw:textarea-vertical-align="middle"/>
    </style:style>
    <style:style style:name="gr12" style:family="graphic" style:parent-style-name="standard">
      <style:graphic-properties draw:fill-color="#b3cac7" draw:textarea-horizontal-align="justify" draw:textarea-vertical-align="middle" draw:auto-grow-height="false" fo:min-height="0.7cm" fo:min-width="2.0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2cm" fo:min-width="2.75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8cm" fo:min-width="2cm"/>
      <style:paragraph-properties style:writing-mode="lr-tb"/>
    </style:style>
    <style:style style:name="gr15" style:family="graphic" style:parent-style-name="objectwithoutfill">
      <style:graphic-properties svg:stroke-color="#bf0041" draw:marker-end="Arrowheads_20_6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Courier" fo:font-size="12pt" style:font-size-asian="12pt" style:font-size-complex="12pt"/>
    </style:style>
    <style:style style:name="P8" style:family="paragraph">
      <loext:graphic-properties draw:fill-color="#b4c7dc"/>
      <style:paragraph-properties fo:text-align="center"/>
      <style:text-properties style:font-name="Courier" fo:font-size="12pt" style:font-size-asian="12pt" style:font-size-complex="12pt"/>
    </style:style>
    <style:style style:name="P9" style:family="paragraph">
      <loext:graphic-properties draw:fill-color="#81aca6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b3cac7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ourier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95cm" svg:height="2.5cm" svg:x="8.8cm" svg:y="9.85cm">
          <text:p text:style-name="P1"><text:span text:style-name="T1">Lamb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2.5cm" svg:height="1.5cm" svg:x="9cm" svg:y="10.6cm">
          <text:p text:style-name="P3"><text:span text:style-name="T2">Payment</text:span></text:p>
          <text:p text:style-name="P3"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cm" svg:height="3.5cm" svg:x="8.75cm" svg:y="14.35cm">
          <text:p text:style-name="P3"><text:span text:style-name="T1">DynDB</text:span></text:p>
          <text:p text:style-name="P3"><text:span text:style-name="T2">Paymen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6" draw:layer="layout" draw:type="line" svg:x1="10.25cm" svg:y1="12.1cm" svg:x2="10.25cm" svg:y2="14.35cm" draw:start-shape="id1" draw:start-glue-point="2" draw:end-shape="id2" draw:end-glue-point="5" svg:d="M10250 12100v2250" svg:viewBox="0 0 1 2251">
          <text:p/>
        </draw:connector>
        <draw:custom-shape draw:style-name="gr5" draw:text-style-name="P2" xml:id="id6" draw:id="id6" draw:layer="layout" svg:width="3.75cm" svg:height="2.25cm" svg:x="8.4cm" svg:y="5.1cm">
          <text:p text:style-name="P3"><text:span text:style-name="T1">API Gatewa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2.6cm" svg:height="1cm" svg:x="8.95cm" svg:y="6.1cm">
          <text:p text:style-name="P7"><text:span text:style-name="T3">/payment</text:span></text:p>
          <draw:enhanced-geometry svg:viewBox="0 0 21600 21600" draw:type="rectangle" draw:enhanced-path="M 0 0 L 21600 0 21600 21600 0 21600 0 0 Z N"/>
        </draw:custom-shape>
        <draw:connector draw:style-name="gr7" draw:text-style-name="P6" xml:id="id4" draw:id="id4" draw:layer="layout" draw:type="line" svg:x1="10.25cm" svg:y1="7.1cm" svg:x2="10.25cm" svg:y2="7.1cm" draw:start-shape="id3" draw:start-glue-point="2" draw:end-shape="id3" draw:end-glue-point="2" svg:d="M10250 7100z" svg:viewBox="0 0 1 1">
          <text:p/>
        </draw:connector>
        <draw:connector draw:style-name="gr8" draw:text-style-name="P6" draw:layer="layout" draw:type="line" svg:x1="10.25cm" svg:y1="7.1cm" svg:x2="10.275cm" svg:y2="9.85cm" draw:start-shape="id4" draw:start-glue-point="0" draw:end-shape="id5" draw:end-glue-point="0" svg:d="M10250 7100l25 2750" svg:viewBox="0 0 26 2751">
          <text:p/>
        </draw:connector>
        <draw:custom-shape draw:style-name="gr9" draw:text-style-name="P9" draw:layer="layout" svg:width="3.5cm" svg:height="2cm" svg:x="14.9cm" svg:y="5cm">
          <text:p text:style-name="P3"><text:span text:style-name="T1">CloudWatch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2.15cm" svg:y1="6.225cm" svg:x2="15.35cm" svg:y2="6.225cm" draw:start-shape="id6" draw:start-glue-point="1" draw:end-shape="id7" draw:end-glue-point="3" svg:d="M12150 6225h3200" svg:viewBox="0 0 3201 1">
          <text:p/>
        </draw:connector>
        <draw:connector draw:style-name="gr11" draw:text-style-name="P6" draw:layer="layout" svg:x1="11.75cm" svg:y1="11.1cm" svg:x2="16.625cm" svg:y2="6.7cm" draw:start-shape="id5" draw:start-glue-point="1" draw:end-shape="id7" draw:end-glue-point="2" svg:d="M11750 11100h4875v-4400" svg:viewBox="0 0 4876 4401">
          <text:p/>
        </draw:connector>
        <draw:custom-shape draw:style-name="gr12" draw:text-style-name="P10" xml:id="id7" draw:id="id7" draw:layer="layout" svg:width="2.55cm" svg:height="0.95cm" svg:x="15.35cm" svg:y="5.75cm">
          <text:p text:style-name="P3"><text:span text:style-name="T2">Log Group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25cm" svg:height="2.25cm" svg:x="2.65cm" svg:y="4.8cm">
          <text:p text:style-name="P3"><text:span text:style-name="T1">Cognito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2.5cm" svg:height="1.05cm" svg:x="3cm" svg:y="5.7cm">
          <text:p text:style-name="P3"><text:span text:style-name="T2">User Pool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8.4cm" svg:y1="6.225cm" svg:x2="5.5cm" svg:y2="6.225cm" draw:start-shape="id6" draw:start-glue-point="3" draw:end-shape="id8" draw:end-glue-point="1" svg:d="M8400 6225h-2900" svg:viewBox="0 0 29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0T16:17:20.666415737</meta:creation-date>
    <dc:date>2025-06-11T17:06:22.824934598</dc:date>
    <meta:editing-duration>PT8M28S</meta:editing-duration>
    <meta:editing-cycles>4</meta:editing-cycles>
    <meta:generator>LibreOffice/7.3.7.2$Linux_X86_64 LibreOffice_project/30$Build-2</meta:generator>
    <meta:document-statistic meta:object-count="15"/>
  </office:meta>
</office:document-meta>
</file>